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6.949cm" table:align="right"/>
    </style:style>
    <style:style style:name="Tabela1.A" style:family="table-column">
      <style:table-column-properties style:column-width="3.803cm"/>
    </style:style>
    <style:style style:name="Tabela1.B" style:family="table-column">
      <style:table-column-properties style:column-width="3.821cm"/>
    </style:style>
    <style:style style:name="Tabela1.C" style:family="table-column">
      <style:table-column-properties style:column-width="4.646cm"/>
    </style:style>
    <style:style style:name="Tabela1.D" style:family="table-column">
      <style:table-column-properties style:column-width="4.6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6cm" style:rel-column-width="3212*"/>
    </style:style>
    <style:style style:name="Tabela3.B" style:family="table-column">
      <style:table-column-properties style:column-width="5.667cm" style:rel-column-width="321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e6d3" officeooo:paragraph-rsid="000be6d3"/>
    </style:style>
    <style:style style:name="P2" style:family="paragraph" style:parent-style-name="Standard">
      <style:text-properties officeooo:rsid="000be6d3" officeooo:paragraph-rsid="000c6e23"/>
    </style:style>
    <style:style style:name="P3" style:family="paragraph" style:parent-style-name="Standard">
      <style:text-properties officeooo:paragraph-rsid="000be6d3"/>
    </style:style>
    <style:style style:name="P4" style:family="paragraph" style:parent-style-name="Standard">
      <style:text-properties fo:font-weight="bold" officeooo:rsid="000be6d3" officeooo:paragraph-rsid="000be6d3" style:font-weight-asian="bold" style:font-weight-complex="bold"/>
    </style:style>
    <style:style style:name="P5" style:family="paragraph" style:parent-style-name="Standard">
      <style:text-properties fo:font-weight="bold" officeooo:rsid="000d8c70" officeooo:paragraph-rsid="000d8c70" style:font-weight-asian="bold" style:font-weight-complex="bold"/>
    </style:style>
    <style:style style:name="P6" style:family="paragraph" style:parent-style-name="Standard">
      <style:text-properties fo:font-weight="bold" officeooo:rsid="00113fa0" officeooo:paragraph-rsid="00113fa0" style:font-weight-asian="bold" style:font-weight-complex="bold"/>
    </style:style>
    <style:style style:name="P7" style:family="paragraph" style:parent-style-name="Standard">
      <style:text-properties fo:font-weight="normal" officeooo:paragraph-rsid="000be6d3" style:font-weight-asian="normal" style:font-weight-complex="normal"/>
    </style:style>
    <style:style style:name="P8" style:family="paragraph" style:parent-style-name="Standard">
      <style:text-properties fo:font-weight="normal" officeooo:rsid="000be6d3" officeooo:paragraph-rsid="000be6d3" style:font-weight-asian="normal" style:font-weight-complex="normal"/>
    </style:style>
    <style:style style:name="P9" style:family="paragraph" style:parent-style-name="Standard">
      <style:text-properties fo:font-weight="normal" officeooo:rsid="001016e2" officeooo:paragraph-rsid="001016e2" style:font-weight-asian="normal" style:font-weight-complex="normal"/>
    </style:style>
    <style:style style:name="P10" style:family="paragraph" style:parent-style-name="Standard">
      <style:text-properties fo:font-weight="normal" officeooo:rsid="00113fa0" officeooo:paragraph-rsid="00113fa0" style:font-weight-asian="normal" style:font-weight-complex="normal"/>
    </style:style>
    <style:style style:name="P11" style:family="paragraph" style:parent-style-name="Standard">
      <style:text-properties fo:font-style="italic" fo:font-weight="normal" officeooo:rsid="000c6e23" officeooo:paragraph-rsid="000c6e23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officeooo:rsid="000d8c70" officeooo:paragraph-rsid="000d8c70"/>
    </style:style>
    <style:style style:name="P13" style:family="paragraph" style:parent-style-name="Standard">
      <style:text-properties fo:color="#c9211e" fo:font-weight="normal" officeooo:paragraph-rsid="000be6d3" style:font-weight-asian="normal" style:font-weight-complex="normal"/>
    </style:style>
    <style:style style:name="P14" style:family="paragraph" style:parent-style-name="Table_20_Contents">
      <style:text-properties officeooo:rsid="000be6d3"/>
    </style:style>
    <style:style style:name="P15" style:family="paragraph" style:parent-style-name="Table_20_Contents">
      <style:text-properties officeooo:rsid="000be6d3" officeooo:paragraph-rsid="000be6d3"/>
    </style:style>
    <style:style style:name="P16" style:family="paragraph" style:parent-style-name="Table_20_Contents">
      <style:text-properties officeooo:rsid="000c6e23" officeooo:paragraph-rsid="000c6e23"/>
    </style:style>
    <style:style style:name="P17" style:family="paragraph" style:parent-style-name="Table_20_Contents">
      <style:text-properties officeooo:rsid="000d8c70" officeooo:paragraph-rsid="000d8c70"/>
    </style:style>
    <style:style style:name="P18" style:family="paragraph" style:parent-style-name="Table_20_Contents">
      <style:text-properties officeooo:rsid="001016e2" officeooo:paragraph-rsid="001016e2"/>
    </style:style>
    <style:style style:name="T1" style:family="text">
      <style:text-properties officeooo:rsid="000be6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e6d3" style:font-weight-asian="bold" style:font-weight-complex="bold"/>
    </style:style>
    <style:style style:name="T4" style:family="text">
      <style:text-properties fo:font-weight="bold" officeooo:rsid="000e75c5" style:font-weight-asian="bold" style:font-weight-complex="bold"/>
    </style:style>
    <style:style style:name="T5" style:family="text">
      <style:text-properties fo:font-weight="bold" officeooo:rsid="001016e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6e23" style:font-weight-asian="normal" style:font-weight-complex="normal"/>
    </style:style>
    <style:style style:name="T8" style:family="text">
      <style:text-properties fo:font-weight="normal" officeooo:rsid="00113fa0" style:font-weight-asian="normal" style:font-weight-complex="normal"/>
    </style:style>
    <style:style style:name="T9" style:family="text">
      <style:text-properties officeooo:rsid="00113f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Obter os commits de mudança dos DEV</text:p>
      <text:p text:style-name="P11">Para evitar contar commits que não são de mudança.</text:p>
      <text:p text:style-name="P11"/>
      <text:p text:style-name="P1">Juntar tabela GIT_COMMITS com GIT_COMMITS_CHANGES para obter os commits de mudança</text:p>
      <text:p text:style-name="P1"/>
      <text:p text:style-name="P3"><text:span text:style-name="T1">Commit_Mudança</text:span><text:span text:style-name="T9">s_2</text:span><text:span text:style-name="T1"> =&gt; </text:span><text:span text:style-name="T3">(condição) </text:span><text:span text:style-name="T4">OBTER SOMENTE OS COMMITS MUDANÇA SEM REPETIÇÃO </text:span><text:span text:style-name="T5">(DISTINCT)</text:span></text:p>
      <text:p text:style-name="P1"><text:tab/>JOIN <text:tab/>GIT_COMMITS.commitHash=GIT_COMMITS_CHANGES.commitHash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94304377306960">
          <table:table-cell table:style-name="Tabela1.A1" office:value-type="string">
            <text:p text:style-name="P17">ProjetoID</text:p>
          </table:table-cell>
          <table:table-cell table:style-name="Tabela1.A1" office:value-type="string">
            <text:p text:style-name="P14">Author</text:p>
          </table:table-cell>
          <table:table-cell table:style-name="Tabela1.A1" office:value-type="string">
            <text:p text:style-name="P15">Commit_Hash</text:p>
          </table:table-cell>
          <table:table-cell table:style-name="Tabela1.D1" office:value-type="string">
            <text:p text:style-name="P16">Commit_Hash_Changes</text:p>
          </table:table-cell>
        </table:table-row>
      </table:table>
      <text:p text:style-name="P7"/>
      <text:p text:style-name="P13">SELECT GIT_COMMITS.projectID,GIT_COMMITS.author, GIT_COMMITS_CHANGES.commitHash as commit_hash_changes,GIT_COMMITS.commitHash FROM</text:p>
      <text:p text:style-name="P13">GIT_COMMITS JOIN GIT_COMMITS_CHANGES on GIT_COMMITS.commitHash=GIT_COMMITS_CHANGES.commitHash</text:p>
      <text:p text:style-name="P7"/>
      <text:p text:style-name="P4">Obter a quantidade real de smells implementados pelo DEV</text:p>
      <text:p text:style-name="P1"/>
      <text:p text:style-name="P1">Juntar tabela Commit_Mudança com SONAR_ISSUES para obter a quantidade de smells de cada commit de mudança realizado</text:p>
      <text:p text:style-name="P1"/>
      <text:p text:style-name="P2">Total_Smells = <text:span text:style-name="T2">(condição)</text:span><text:span text:style-name="T7"> Count(</text:span><text:span text:style-name="T2"> </text:span><text:span text:style-name="T6">SONAR_ISSUES.creationCommitHash</text:span><text:span text:style-name="T7">) </text:span></text:p>
      <text:p text:style-name="P1"><text:span text:style-name="T2"><text:tab/></text:span><text:span text:style-name="T6">JOIN Commit_Mudança_</text:span><text:span text:style-name="T8">2</text:span><text:span text:style-name="T6">.commitHash=SONAR_ISSUES.creationCommitHash</text:span></text:p>
      <text:p text:style-name="P8"/>
      <table:table table:name="Tabela2" table:style-name="Tabela2">
        <table:table-column table:style-name="Tabela2.A" table:number-columns-repeated="3"/>
        <table:table-row table:style-name="TableLine94304377370976">
          <table:table-cell table:style-name="Tabela2.A1" office:value-type="string">
            <text:p text:style-name="P17">ProjectID</text:p>
          </table:table-cell>
          <table:table-cell table:style-name="Tabela2.A1" office:value-type="string">
            <text:p text:style-name="P17">Author</text:p>
          </table:table-cell>
          <table:table-cell table:style-name="Tabela2.C1" office:value-type="string">
            <text:p text:style-name="P17">Total_Smells</text:p>
          </table:table-cell>
        </table:table-row>
      </table:table>
      <text:p text:style-name="P8"/>
      <text:p text:style-name="P2"><text:span text:style-name="T7"><text:s/>Count(</text:span><text:span text:style-name="T2"> </text:span><text:span text:style-name="T6">SONAR_ISSUES.creationCommitHash</text:span><text:span text:style-name="T7">) <text:s/>= total de smells implementado</text:span></text:p>
      <text:p text:style-name="P1"/>
      <text:p text:style-name="P12">Total_Smells = quantidade de commitHash detectados com Smells na Tabela Sonar_Issues</text:p>
      <text:p text:style-name="P12"/>
      <text:p text:style-name="P5">Obter a quantidade de cada tipo de smell diferente implementado pelo DEV</text:p>
      <text:p text:style-name="P5"/>
      <text:p text:style-name="P9">Obter os tipos de smells detectados pelo PTIDEJ</text:p>
      <text:p text:style-name="P9">Contabilizar para cada desenvolvedor a quantidade de cada smell diferente que foi implementado. </text:p>
      <text:p text:style-name="P9"/>
      <text:p text:style-name="P9">Juntar a tabela COMMIT_MUDANÇAS_<text:span text:style-name="T9">2</text:span> com SONAR_ISSUES parâmetro de comparação CommitHash</text:p>
      <text:p text:style-name="P9"/>
      <text:p text:style-name="P9">TYPE_SMELL = COUNT(SONAR_ISSUES.squid)<text:span text:style-name="T2">(condição)</text:span> JOIN COMMIT_MUDANCA<text:span text:style-name="T9">S_2</text:span>.commit_hash_changes = SONAR_ISSUES.creationCommitHash<text:tab/></text:p>
      <text:p text:style-name="P9"/>
      <text:p text:style-name="P9">Criar uma tabela para cada tipo de Smell detectado. </text:p>
      <text:p text:style-name="P9"/>
      <table:table table:name="Tabela3" table:style-name="Tabela3">
        <table:table-column table:style-name="Tabela3.A"/>
        <table:table-column table:style-name="Tabela3.B" table:number-columns-repeated="2"/>
        <table:table-row table:style-name="TableLine94304443732016">
          <table:table-cell table:style-name="Tabela3.A1" office:value-type="string">
            <text:p text:style-name="P18">ProjectID</text:p>
          </table:table-cell>
          <table:table-cell table:style-name="Tabela3.A1" office:value-type="string">
            <text:p text:style-name="P18">Author</text:p>
          </table:table-cell>
          <table:table-cell table:style-name="Tabela3.C1" office:value-type="string">
            <text:p text:style-name="P18">(nome-tipo-smell)</text:p>
          </table:table-cell>
        </table:table-row>
      </table:table>
      <text:p text:style-name="P9"/>
      <text:p text:style-name="P9"/>
      <text:p text:style-name="P9">SELECT count(SONAR_ISSUES.squid) as smell, COMMIT_MUDANCAS_2.projectID, COMMIT_MUDANCAS_2.author FROM</text:p>
      <text:p text:style-name="P9"><text:soft-page-break/>COMMIT_MUDANCAS_2 JOIN SONAR_ISSUES ON COMMIT_MUDANCAS_2.commit_hash_changes=SONAR_ISSUES.creationCommitHash</text:p>
      <text:p text:style-name="P9">WHERE COMMIT_MUDANCAS_2.projectID='cocoon' AND SONAR_ISSUES.squid='code_smells:long_parameter_list'</text:p>
      <text:p text:style-name="P9"/>
      <text:p text:style-name="P9"/>
      <text:p text:style-name="P6">Code Churn </text:p>
      <text:p text:style-name="P6"/>
      <text:p text:style-name="P10">Obter o total de linhas editadas combinando as tabelas Commit_Mudanças_2 com a tabela Git_Commit_Changes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5T10:10:28.468080141</meta:creation-date>
    <dc:date>2022-07-11T15:02:09.171741979</dc:date>
    <meta:editing-duration>PT4H48M2S</meta:editing-duration>
    <meta:editing-cycles>5</meta:editing-cycles>
    <meta:generator>LibreOffice/6.4.7.2$Linux_X86_64 LibreOffice_project/40$Build-2</meta:generator>
    <meta:document-statistic meta:table-count="3" meta:image-count="0" meta:object-count="0" meta:page-count="2" meta:paragraph-count="34" meta:word-count="203" meta:character-count="2002" meta:non-whitespace-character-count="1823"/>
  </office:meta>
</office:document-meta>
</file>